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1.9835in"/>
    </style:style>
    <style:style style:name="co6" style:family="table-column">
      <style:table-column-properties fo:break-before="auto" style:column-width="2.6492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411in"/>
    </style:style>
    <style:style style:name="co9" style:family="table-column">
      <style:table-column-properties fo:break-before="auto" style:column-width="0.5457in"/>
    </style:style>
    <style:style style:name="co10" style:family="table-column">
      <style:table-column-properties fo:break-before="auto" style:column-width="1.06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9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5" table:default-cell-style-name="ce16"/>
        <table:table-column table:style-name="co6" table:default-cell-style-name="ce18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2" table:default-cell-style-name="ce21"/>
        <table:table-column table:style-name="co10" table:default-cell-style-name="ce21"/>
        <table:table-column table:style-name="co2" table:number-columns-repeated="1017" table:default-cell-style-name="Default"/>
        <table:table-row table:style-name="ro2">
          <table:table-cell table:style-name="ce11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1" office:value-type="string">
            <text:p>Desc</text:p>
          </table:table-cell>
          <table:table-cell table:style-name="ce11" table:number-columns-repeated="246"/>
          <table:table-cell table:number-columns-repeated="770"/>
        </table:table-row>
        <table:table-row table:style-name="ro2">
          <table:table-cell table:style-name="ce12" office:value-type="string">
            <text:p>Alchemy</text:p>
          </table:table-cell>
          <table:table-cell table:number-columns-repeated="1023"/>
        </table:table-row>
        <table:table-row table:style-name="ro2" table:number-rows-repeated="3">
          <table:table-cell table:style-name="ce12"/>
          <table:table-cell table:number-columns-repeated="1023"/>
        </table:table-row>
        <table:table-row table:style-name="ro2">
          <table:table-cell table:style-name="ce13" office:value-type="string">
            <text:p>Inscription</text:p>
          </table:table-cell>
          <table:table-cell table:style-name="ce19"/>
          <table:table-cell table:style-name="ce22" table:number-columns-repeated="5"/>
          <table:table-cell table:style-name="ce24" table:number-columns-repeated="1017"/>
        </table:table-row>
        <table:table-row table:style-name="ro2" table:number-rows-repeated="3">
          <table:table-cell table:style-name="ce12"/>
          <table:table-cell table:number-columns-repeated="1023"/>
        </table:table-row>
        <table:table-row table:style-name="ro2">
          <table:table-cell table:style-name="ce13"/>
          <table:table-cell table:style-name="ce19"/>
          <table:table-cell table:style-name="ce22" table:number-columns-repeated="5"/>
          <table:table-cell table:style-name="ce24" table:number-columns-repeated="247"/>
          <table:table-cell table:number-columns-repeated="770"/>
        </table:table-row>
        <table:table-row table:style-name="ro1">
          <table:table-cell table:style-name="ce14"/>
          <table:table-cell table:number-columns-repeated="1023"/>
        </table:table-row>
        <table:table-row table:style-name="ro2" table:number-rows-repeated="2">
          <table:table-cell table:style-name="ce12"/>
          <table:table-cell table:number-columns-repeated="1023"/>
        </table:table-row>
        <table:table-row table:style-name="ro2">
          <table:table-cell table:style-name="ce13"/>
          <table:table-cell table:style-name="ce19"/>
          <table:table-cell table:style-name="ce22" table:number-columns-repeated="5"/>
          <table:table-cell table:style-name="ce24" table:number-columns-repeated="247"/>
          <table:table-cell table:number-columns-repeated="770"/>
        </table:table-row>
        <table:table-row table:style-name="ro2" table:number-rows-repeated="3">
          <table:table-cell table:style-name="ce12"/>
          <table:table-cell table:number-columns-repeated="1023"/>
        </table:table-row>
        <table:table-row table:style-name="ro2">
          <table:table-cell table:style-name="ce15"/>
          <table:table-cell table:style-name="ce19"/>
          <table:table-cell table:style-name="ce22" table:number-columns-repeated="5"/>
          <table:table-cell table:style-name="ce24" table:number-columns-repeated="1017"/>
        </table:table-row>
        <table:table-row table:style-name="ro2" table:number-rows-repeated="3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style-name="ce15"/>
          <table:table-cell table:style-name="ce19"/>
          <table:table-cell table:style-name="ce22" table:number-columns-repeated="5"/>
          <table:table-cell table:style-name="ce24" table:number-columns-repeated="1017"/>
        </table:table-row>
        <table:table-row table:style-name="ro2" table:number-rows-repeated="3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26])" office:value-type="float" office:value="0">
            <text:p>0</text:p>
          </table:table-cell>
          <table:table-cell table:number-columns-repeated="1021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12:4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6-27T12:48:03</dc:date>
    <meta:editing-duration>PT06H49M46S</meta:editing-duration>
    <meta:editing-cycles>12</meta:editing-cycles>
    <meta:generator>OpenOffice.org/3.1$Linux OpenOffice.org_project/310m19$Build-9420</meta:generator>
    <meta:document-statistic meta:table-count="3" meta:cell-count="270" meta:object-count="0"/>
    <meta:user-defined meta:name="Info 1"/>
    <meta:user-defined meta:name="Info 2"/>
    <meta:user-defined meta:name="Info 3"/>
    <meta:user-defined meta:name="Info 4"/>
  </office:meta>
</office:document-meta>
</file>